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2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3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94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95" style:family="paragraph" style:parent-style-name="Обычный">
      <style:paragraph-properties fo:margin-top="0cm" fo:margin-bottom="0.176cm" loext:contextual-spacing="false"/>
    </style:style>
    <style:style style:name="P96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97" style:family="paragraph" style:parent-style-name="Обычный_20__28_веб_29_">
      <style:paragraph-properties style:line-height-at-least="0.55cm"/>
    </style:style>
    <style:style style:name="P98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99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0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0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06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07" style:family="paragraph" style:parent-style-name="Preformatted_20_Text">
      <style:paragraph-properties fo:margin-top="0cm" fo:margin-bottom="0.499cm" loext:contextual-spacing="false"/>
    </style:style>
    <style:style style:name="P108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09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0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1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2" style:family="paragraph" style:parent-style-name="Heading_20_1">
      <style:paragraph-properties fo:line-height="115%" fo:text-align="center" style:justify-single-word="false"/>
    </style:style>
    <style:style style:name="P113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14" style:family="paragraph" style:parent-style-name="Heading_20_3">
      <style:paragraph-properties fo:line-height="115%"/>
    </style:style>
    <style:style style:name="P115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16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17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18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19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20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21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22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2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style="normal" fo:font-weight="normal" officeooo:rsid="000e9ae7" officeooo:paragraph-rsid="000f5e40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0f5e40" style:font-size-asian="9pt" style:font-weight-asian="normal" style:font-name-complex="Calibri" style:font-size-complex="9pt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9pt" officeooo:paragraph-rsid="001101e5" style:font-size-asian="9pt" style:font-size-complex="9pt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110012" style:font-size-asian="9pt" style:font-weight-asian="normal" style:font-name-complex="Calibri" style:font-size-complex="9pt" style:font-weight-complex="normal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1101e5" style:font-size-asian="9pt" style:font-size-complex="9pt"/>
    </style:style>
    <style:style style:name="P129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30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31" style:family="paragraph" style:parent-style-name="Обычный" style:list-style-name="L2">
      <style:paragraph-properties fo:margin-top="0.176cm" fo:margin-bottom="0.176cm" loext:contextual-spacing="false"/>
    </style:style>
    <style:style style:name="P132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33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34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3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13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13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138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110012" style:font-size-asian="10.5pt" style:font-weight-asian="normal" style:font-name-complex="Calibri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style:font-name="Menlo1" fo:font-size="8pt" fo:language="en" fo:country="US" fo:font-style="normal" fo:font-weight="normal" officeooo:rsid="000e9ae7" style:font-size-asian="8pt" style:font-style-asian="normal" style:font-weight-asian="normal" style:font-name-complex="Calibri" style:font-size-complex="8pt" style:font-weight-complex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4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5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6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7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68" style:family="text">
      <style:text-properties fo:color="#000080" style:font-name="Menlo" fo:font-weight="bold" style:font-weight-asian="bold" style:font-name-complex="Menlo" style:font-weight-complex="bold"/>
    </style:style>
    <style:style style:name="T69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0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1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2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3" style:family="text">
      <style:text-properties fo:color="#000080" fo:font-style="normal" style:font-style-asian="normal"/>
    </style:style>
    <style:style style:name="T74" style:family="text">
      <style:text-properties fo:color="#000080" style:font-name="Menlo1" fo:font-size="8pt" fo:language="en" fo:country="US" fo:font-style="normal" fo:font-weight="normal" officeooo:rsid="000e9ae7" style:font-size-asian="8pt" style:font-style-asian="normal" style:font-weight-asian="normal" style:font-name-complex="Calibri" style:font-size-complex="8pt" style:font-weight-complex="normal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6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7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8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79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0" style:family="text">
      <style:text-properties fo:color="#008080" style:font-name="Menlo" fo:font-weight="bold" style:font-weight-asian="bold" style:font-name-complex="Menlo" style:font-weight-complex="bold"/>
    </style:style>
    <style:style style:name="T81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2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3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4" style:family="text">
      <style:text-properties fo:color="#008080" fo:font-style="normal" fo:font-weight="bold" style:font-style-asian="normal" style:font-weight-asian="bold"/>
    </style:style>
    <style:style style:name="T85" style:family="text">
      <style:text-properties fo:color="#008080" style:font-name="Menlo1" fo:font-size="8pt" fo:language="en" fo:country="US" fo:font-style="normal" fo:font-weight="bold" officeooo:rsid="000e9ae7" style:font-size-asian="8pt" style:font-style-asian="normal" style:font-weight-asian="bold" style:font-name-complex="Calibri" style:font-size-complex="8pt" style:font-weight-complex="normal"/>
    </style:style>
    <style:style style:name="T86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87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88" style:family="text">
      <style:text-properties fo:color="#660099" style:font-name="Menlo" fo:language="en" fo:country="US" style:font-name-complex="Menlo"/>
    </style:style>
    <style:style style:name="T89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90" style:family="text">
      <style:text-properties fo:color="#660099" fo:font-style="normal" style:font-style-asian="normal"/>
    </style:style>
    <style:style style:name="T91" style:family="text">
      <style:text-properties fo:color="#660099" style:font-name="Menlo1" fo:font-size="8pt" fo:language="en" fo:country="US" fo:font-style="normal" fo:font-weight="normal" officeooo:rsid="000e9ae7" style:font-size-asian="8pt" style:font-style-asian="normal" style:font-weight-asian="normal" style:font-name-complex="Calibri" style:font-size-complex="8pt" style:font-weight-complex="normal"/>
    </style:style>
    <style:style style:name="T92" style:family="text">
      <style:text-properties fo:color="#660099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93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94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95" style:family="text">
      <style:text-properties fo:color="#808080" style:font-name="Menlo" fo:language="en" fo:country="US" style:font-name-complex="Menlo"/>
    </style:style>
    <style:style style:name="T96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97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98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99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00" style:family="text">
      <style:text-properties style:font-name="Calibri Light" fo:font-weight="bold" style:font-weight-asian="bold" style:font-name-complex="Calibri Light"/>
    </style:style>
    <style:style style:name="T101" style:family="text">
      <style:text-properties style:font-name="Calibri Light" fo:language="en" fo:country="US" fo:font-weight="bold" style:font-weight-asian="bold" style:font-name-complex="Calibri Light"/>
    </style:style>
    <style:style style:name="T102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03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04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05" style:family="text">
      <style:text-properties fo:color="#0000ff" style:font-name="Menlo" fo:font-size="10pt" style:font-size-asian="10pt" style:font-name-complex="Menlo" style:font-size-complex="10pt"/>
    </style:style>
    <style:style style:name="T106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07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08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09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0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1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2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13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4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15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16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17" style:family="text">
      <style:text-properties fo:color="#94558d" style:font-name="Menlo" fo:font-size="10pt" style:font-size-asian="10pt" style:font-name-complex="Menlo" style:font-size-complex="10pt"/>
    </style:style>
    <style:style style:name="T118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19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20" style:family="text">
      <style:text-properties fo:color="#94558d" fo:font-style="normal" style:font-style-asian="normal"/>
    </style:style>
    <style:style style:name="T121" style:family="text">
      <style:text-properties fo:color="#94558d" style:font-name="Menlo1" fo:font-size="8pt" fo:language="en" fo:country="US" fo:font-style="normal" fo:font-weight="normal" officeooo:rsid="000e9ae7" style:font-size-asian="8pt" style:font-style-asian="normal" style:font-weight-asian="normal" style:font-name-complex="Calibri" style:font-size-complex="8pt" style:font-weight-complex="normal"/>
    </style:style>
    <style:style style:name="T122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23" style:family="text">
      <style:text-properties fo:color="#111111" style:font-name="Arial" fo:font-size="11.5pt" style:font-size-asian="11.5pt" style:font-name-complex="Arial" style:font-size-complex="11.5pt"/>
    </style:style>
    <style:style style:name="T124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25" style:family="text">
      <style:text-properties fo:color="#234f32" style:font-name="Courier New" fo:font-size="10pt" style:font-size-asian="10pt" style:font-name-complex="Courier New" style:font-size-complex="10pt"/>
    </style:style>
    <style:style style:name="T126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27" style:family="text">
      <style:text-properties fo:color="#234f32" style:font-name="Calibri" style:font-name-complex="Calibri"/>
    </style:style>
    <style:style style:name="T128" style:family="text">
      <style:text-properties fo:language="en" fo:country="US"/>
    </style:style>
    <style:style style:name="T129" style:family="text">
      <style:text-properties fo:language="en" fo:country="US" fo:font-weight="bold" style:font-weight-asian="bold"/>
    </style:style>
    <style:style style:name="T130" style:family="text">
      <style:text-properties fo:color="#139fd7" style:font-name="Arial" fo:font-size="10.5pt" style:font-size-asian="10.5pt" style:font-name-complex="Arial" style:font-size-complex="10.5pt"/>
    </style:style>
    <style:style style:name="T131" style:family="text">
      <style:text-properties fo:color="#bd2130" style:font-name="Calibri" fo:font-size="10pt" style:font-size-asian="10pt" style:font-name-complex="Calibri" style:font-size-complex="10pt"/>
    </style:style>
    <style:style style:name="T132" style:family="text">
      <style:text-properties fo:color="#bd2130" style:font-name="Calibri" style:font-name-complex="Calibri"/>
    </style:style>
    <style:style style:name="T133" style:family="text">
      <style:text-properties fo:color="#212529" style:font-name="Calibri" style:font-name-complex="Calibri"/>
    </style:style>
    <style:style style:name="T134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35" style:family="text">
      <style:text-properties style:font-name="Calibri" fo:font-size="12pt" fo:language="en" fo:country="US" style:font-size-asian="12pt" style:font-name-complex="Calibri" style:font-size-complex="12pt"/>
    </style:style>
    <style:style style:name="T136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37" style:family="text">
      <style:text-properties style:font-name="Calibri" fo:language="en" fo:country="US" style:font-name-complex="Calibri"/>
    </style:style>
    <style:style style:name="T138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39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40" style:family="text">
      <style:text-properties style:font-name="Calibri" fo:font-size="14pt" fo:language="en" fo:country="US" style:font-size-asian="14pt" style:font-name-complex="Calibri" style:font-size-complex="14pt"/>
    </style:style>
    <style:style style:name="T141" style:family="text">
      <style:text-properties style:font-name="Calibri" style:font-name-complex="Calibri"/>
    </style:style>
    <style:style style:name="T142" style:family="text">
      <style:text-properties fo:color="#bb8844" fo:font-size="12pt" fo:language="en" fo:country="US" style:font-size-asian="12pt" style:font-size-complex="12pt"/>
    </style:style>
    <style:style style:name="T14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44" style:family="text">
      <style:text-properties fo:color="#2b91af" style:font-name="inherit" fo:language="en" fo:country="US" style:font-name-complex="Consolas"/>
    </style:style>
    <style:style style:name="T14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46" style:family="text">
      <style:text-properties style:font-name="inherit" fo:language="en" fo:country="US" style:font-name-complex="Consolas"/>
    </style:style>
    <style:style style:name="T147" style:family="text">
      <style:text-properties style:font-name="inherit" fo:font-size="10pt" fo:language="en" fo:country="US" style:font-size-asian="10pt" style:font-name-complex="Consolas" style:font-size-complex="10pt"/>
    </style:style>
    <style:style style:name="T14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fo:color="#333333" style:font-name="Arial" fo:letter-spacing="-0.002cm" fo:background-color="#ffffff" loext:char-shading-value="0" style:font-name-complex="Arial"/>
    </style:style>
    <style:style style:name="T151" style:family="text">
      <style:text-properties fo:color="#333333" style:font-name="Arial" fo:letter-spacing="-0.002cm" style:font-name-complex="Arial"/>
    </style:style>
    <style:style style:name="T15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53" style:family="text">
      <style:text-properties fo:color="#333333" style:font-name="Consolas" fo:letter-spacing="-0.002cm" fo:language="en" fo:country="US" style:font-name-complex="Consolas"/>
    </style:style>
    <style:style style:name="T154" style:family="text">
      <style:text-properties fo:color="#333333" style:font-name="Consolas" fo:letter-spacing="-0.002cm" style:font-name-complex="Consolas"/>
    </style:style>
    <style:style style:name="T15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56" style:family="text">
      <style:text-properties fo:color="#333333" style:font-name="Palatino" fo:letter-spacing="-0.002cm" fo:font-weight="bold" style:font-weight-asian="bold" style:font-weight-complex="bold"/>
    </style:style>
    <style:style style:name="T157" style:family="text">
      <style:text-properties fo:color="#333333" style:font-name="Palatino" fo:letter-spacing="-0.002cm" fo:background-color="#fff3d4" loext:char-shading-value="0"/>
    </style:style>
    <style:style style:name="T158" style:family="text">
      <style:text-properties fo:color="#3d7e9a" style:font-name="Arial" fo:letter-spacing="-0.002cm" style:font-name-complex="Arial"/>
    </style:style>
    <style:style style:name="T159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60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61" style:family="text">
      <style:text-properties fo:color="#dd4a68" style:font-name="Consolas" fo:letter-spacing="-0.002cm" style:font-name-complex="Consolas"/>
    </style:style>
    <style:style style:name="T162" style:family="text">
      <style:text-properties fo:color="#dd4a68" style:font-name="Consolas" fo:letter-spacing="-0.002cm" fo:language="en" fo:country="US" style:font-name-complex="Consolas"/>
    </style:style>
    <style:style style:name="T163" style:family="text">
      <style:text-properties fo:color="#990055" style:font-name="Consolas" fo:letter-spacing="-0.002cm" fo:language="en" fo:country="US" style:font-name-complex="Consolas"/>
    </style:style>
    <style:style style:name="T164" style:family="text">
      <style:text-properties fo:color="#708090" style:font-name="Consolas" fo:letter-spacing="-0.002cm" fo:language="en" fo:country="US" style:font-name-complex="Consolas"/>
    </style:style>
    <style:style style:name="T165" style:family="text">
      <style:text-properties fo:color="#444444" style:font-name="Calibri" fo:background-color="#ffffff" loext:char-shading-value="0" style:font-name-complex="Calibri"/>
    </style:style>
    <style:style style:name="T166" style:family="text">
      <style:text-properties fo:color="#444444" style:font-name="Calibri" fo:font-style="italic" style:font-style-asian="italic" style:font-name-complex="Calibri" style:font-style-complex="italic"/>
    </style:style>
    <style:style style:name="T167" style:family="text">
      <style:text-properties fo:color="#444444" style:font-name="Calibri" style:font-name-complex="Calibri"/>
    </style:style>
    <style:style style:name="T168" style:family="text">
      <style:text-properties fo:color="#444444" style:font-name="Calibri" fo:font-weight="bold" style:font-weight-asian="bold" style:font-name-complex="Calibri" style:font-weight-complex="bold"/>
    </style:style>
    <style:style style:name="T169" style:family="text">
      <style:text-properties fo:color="#0033b3" fo:font-style="normal" style:font-style-asian="normal"/>
    </style:style>
    <style:style style:name="T170" style:family="text">
      <style:text-properties fo:color="#0033b3" style:font-name="Menlo1" fo:font-size="8pt" fo:language="en" fo:country="US" fo:font-style="normal" fo:font-weight="normal" officeooo:rsid="000e9ae7" style:font-size-asian="8pt" style:font-style-asian="normal" style:font-weight-asian="normal" style:font-name-complex="Calibri" style:font-size-complex="8pt" style:font-weight-complex="normal"/>
    </style:style>
    <style:style style:name="T171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72" style:family="text">
      <style:text-properties fo:color="#080808" fo:font-style="normal" style:font-style-asian="normal"/>
    </style:style>
    <style:style style:name="T173" style:family="text">
      <style:text-properties fo:color="#080808" style:font-name="Menlo1" fo:font-size="8pt" fo:language="en" fo:country="US" fo:font-style="normal" fo:font-weight="normal" officeooo:rsid="000e9ae7" style:font-size-asian="8pt" style:font-style-asian="normal" style:font-weight-asian="normal" style:font-name-complex="Calibri" style:font-size-complex="8pt" style:font-weight-complex="normal"/>
    </style:style>
    <style:style style:name="T174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75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176" style:family="text">
      <style:text-properties fo:color="#8c8c8c" style:font-name="JetBrains Mono" fo:font-size="10pt" fo:font-style="italic" fo:font-weight="normal" officeooo:rsid="00110012" style:font-size-asian="10pt" style:font-style-asian="italic" style:font-weight-asian="normal"/>
    </style:style>
    <style:style style:name="T177" style:family="text">
      <style:text-properties fo:color="#8c8c8c" fo:font-style="italic" style:font-style-asian="italic"/>
    </style:style>
    <style:style style:name="T178" style:family="text">
      <style:text-properties fo:color="#8c8c8c" fo:font-style="italic" officeooo:rsid="00110012" style:font-style-asian="italic"/>
    </style:style>
    <style:style style:name="T179" style:family="text">
      <style:text-properties fo:color="#8c8c8c" fo:font-style="italic" style:font-style-asian="italic" style:font-style-complex="italic"/>
    </style:style>
    <style:style style:name="T180" style:family="text">
      <style:text-properties fo:color="#8c8c8c" fo:font-style="italic" officeooo:rsid="00110012" style:font-style-asian="italic" style:font-style-complex="italic"/>
    </style:style>
    <style:style style:name="T181" style:family="text">
      <style:text-properties fo:color="#8c8c8c" style:font-name="Menlo1" fo:font-size="8pt" fo:language="en" fo:country="US" fo:font-style="italic" fo:font-weight="normal" officeooo:rsid="00110012" style:font-size-asian="8pt" style:font-style-asian="italic" style:font-weight-asian="normal" style:font-name-complex="Calibri" style:font-size-complex="8pt" style:font-weight-complex="normal"/>
    </style:style>
    <style:style style:name="T182" style:family="text">
      <style:text-properties fo:color="#8c8c8c" style:font-name="Menlo1" fo:font-size="8pt" fo:language="en" fo:country="US" fo:font-style="italic" fo:font-weight="normal" officeooo:rsid="000e9ae7" style:font-size-asian="8pt" style:font-style-asian="italic" style:font-weight-asian="normal" style:font-name-complex="Calibri" style:font-size-complex="8pt" style:font-weight-complex="normal"/>
    </style:style>
    <style:style style:name="T183" style:family="text">
      <style:text-properties fo:color="#8c8c8c" style:font-name="Menlo1" fo:font-size="8pt" fo:language="en" fo:country="US" fo:font-style="italic" fo:font-weight="normal" officeooo:rsid="00110012" style:font-size-asian="8pt" style:font-style-asian="italic" style:font-weight-asian="normal" style:font-name-complex="Calibri" style:font-size-complex="8pt" style:font-style-complex="italic" style:font-weight-complex="normal"/>
    </style:style>
    <style:style style:name="T184" style:family="text">
      <style:text-properties fo:color="#8c8c8c" style:font-name="Menlo1" fo:font-size="8pt" fo:language="en" fo:country="US" fo:font-style="italic" fo:font-weight="normal" officeooo:rsid="000e9ae7" style:font-size-asian="8pt" style:font-style-asian="italic" style:font-weight-asian="normal" style:font-name-complex="Calibri" style:font-size-complex="8pt" style:font-style-complex="italic" style:font-weight-complex="normal"/>
    </style:style>
    <style:style style:name="T185" style:family="text">
      <style:text-properties fo:color="#8c8c8c" style:font-name="Menlo1" fo:font-size="8pt" fo:language="en" fo:country="US" fo:font-style="normal" fo:font-weight="normal" officeooo:rsid="00110012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86" style:family="text">
      <style:text-properties fo:color="#8c8c8c" style:font-name="Menlo1" fo:font-size="8pt" fo:language="en" fo:country="US" fo:font-style="normal" fo:font-weight="normal" officeooo:rsid="000e9ae7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87" style:family="text">
      <style:text-properties fo:color="#8c8c8c" style:font-name="Menlo1" fo:font-size="8pt" fo:font-style="italic" fo:font-weight="normal" officeooo:rsid="00110012" style:font-size-asian="8pt" style:font-style-asian="italic" style:font-weight-asian="normal" style:font-size-complex="8pt"/>
    </style:style>
    <style:style style:name="T188" style:family="text">
      <style:text-properties fo:color="#8c8c8c" style:font-name="Menlo1" fo:font-size="8pt" fo:font-style="italic" fo:font-weight="normal" style:font-size-asian="8pt" style:font-style-asian="italic" style:font-weight-asian="normal" style:font-size-complex="8pt"/>
    </style:style>
    <style:style style:name="T189" style:family="text">
      <style:text-properties fo:color="#8c8c8c" style:font-name="Menlo1" fo:font-size="8pt" fo:font-style="italic" fo:font-weight="normal" officeooo:rsid="00110012" style:font-size-asian="8pt" style:font-style-asian="italic" style:font-weight-asian="normal" style:font-size-complex="8pt" style:font-style-complex="italic"/>
    </style:style>
    <style:style style:name="T190" style:family="text">
      <style:text-properties fo:color="#8c8c8c" style:font-name="Menlo1" fo:font-size="8pt" fo:font-style="italic" fo:font-weight="normal" style:font-size-asian="8pt" style:font-style-asian="italic" style:font-weight-asian="normal" style:font-size-complex="8pt" style:font-style-complex="italic"/>
    </style:style>
    <style:style style:name="T191" style:family="text">
      <style:text-properties fo:color="#8c8c8c" style:font-name="Menlo1" fo:font-size="8pt" fo:font-style="normal" fo:font-weight="normal" officeooo:rsid="00110012" style:font-size-asian="8pt" style:font-style-asian="normal" style:font-weight-asian="normal" style:font-size-complex="8pt" style:font-style-complex="normal"/>
    </style:style>
    <style:style style:name="T192" style:family="text">
      <style:text-properties fo:color="#8c8c8c" style:font-name="Menlo1" fo:font-size="8pt" fo:font-style="normal" fo:font-weight="normal" style:font-size-asian="8pt" style:font-style-asian="normal" style:font-weight-asian="normal" style:font-size-complex="8pt" style:font-style-complex="normal"/>
    </style:style>
    <style:style style:name="T193" style:family="text">
      <style:text-properties fo:color="#8c8c8c" style:font-name="Menlo1" fo:font-size="10pt" fo:font-style="italic" fo:font-weight="normal" officeooo:rsid="00110012" style:font-size-asian="10pt" style:font-style-asian="italic" style:font-weight-asian="normal"/>
    </style:style>
    <style:style style:name="T194" style:family="text">
      <style:text-properties fo:color="#8c8c8c" style:font-name="Menlo1" fo:font-size="10pt" fo:font-style="italic" fo:font-weight="normal" style:font-size-asian="10pt" style:font-style-asian="italic" style:font-weight-asian="normal"/>
    </style:style>
    <style:style style:name="T195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196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97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198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199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00" style:family="text">
      <style:text-properties fo:color="#8c8c8c" fo:font-style="normal" style:font-style-asian="normal" style:font-style-complex="normal"/>
    </style:style>
    <style:style style:name="T201" style:family="text">
      <style:text-properties fo:color="#8c8c8c" fo:font-style="normal" officeooo:rsid="00110012" style:font-style-asian="normal" style:font-style-complex="normal"/>
    </style:style>
    <style:style style:name="T202" style:family="text">
      <style:text-properties fo:color="#8c8c8c" fo:font-style="normal" officeooo:rsid="0016282a" style:font-style-asian="normal" style:font-style-complex="normal"/>
    </style:style>
    <style:style style:name="T203" style:family="text">
      <style:text-properties fo:color="#8c8c8c"/>
    </style:style>
    <style:style style:name="T204" style:family="text">
      <style:text-properties style:font-name="Menlo1"/>
    </style:style>
    <style:style style:name="T205" style:family="text">
      <style:text-properties style:font-name="Menlo1" fo:font-size="8pt" style:font-size-asian="8pt" style:font-size-complex="8pt"/>
    </style:style>
    <style:style style:name="T206" style:family="text">
      <style:text-properties style:font-name="Menlo1" fo:font-size="8pt" fo:language="en" fo:country="US" fo:font-weight="normal" officeooo:rsid="000e9ae7" style:font-size-asian="8pt" style:font-weight-asian="normal" style:font-name-complex="Calibri" style:font-size-complex="8pt" style:font-weight-complex="normal"/>
    </style:style>
    <style:style style:name="T207" style:family="text">
      <style:text-properties style:font-name="Menlo1" fo:font-size="8pt" fo:font-style="italic" style:font-size-asian="8pt" style:font-style-asian="italic" style:font-size-complex="8pt" style:font-style-complex="italic"/>
    </style:style>
    <style:style style:name="T208" style:family="text">
      <style:text-properties style:font-name="Menlo1" fo:font-size="8pt" fo:font-style="normal" style:font-size-asian="8pt" style:font-style-asian="normal" style:font-size-complex="8pt" style:font-style-complex="normal"/>
    </style:style>
    <style:style style:name="T209" style:family="text">
      <style:text-properties style:font-name="Menlo1" fo:font-style="normal" style:font-style-asian="normal" style:font-style-complex="normal"/>
    </style:style>
    <style:style style:name="T210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11" style:family="text">
      <style:text-properties fo:font-style="normal" style:font-style-asian="normal" style:font-style-complex="normal"/>
    </style:style>
    <style:style style:name="T2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30" text:outline-level="3"/>
      <text:h text:style-name="P130" text:outline-level="3"/>
      <text:h text:style-name="P130" text:outline-level="3"/>
      <text:h text:style-name="P130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3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. </text:span></text:span><text:span text:style-name="Основной_20_шрифт_20_абзаца"><text:span text:style-name="T63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6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87">name</text:span></text:span><text:span text:style-name="Основной_20_шрифт_20_абзаца"><text:span text:style-name="T23">=</text:span></text:span><text:span text:style-name="Основной_20_шрифт_20_абзаца"><text:span text:style-name="T76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93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66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6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6">def </text:span></text:span><text:span text:style-name="Основной_20_шрифт_20_абзаца"><text:span text:style-name="T26">index(</text:span></text:span><text:span text:style-name="Основной_20_шрифт_20_абзаца"><text:span text:style-name="T95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9">f"Hello, world. You're at the blog index. </text:span></text:span><text:span text:style-name="Основной_20_шрифт_20_абзаца"><text:span text:style-name="T66">{</text:span></text:span><text:span text:style-name="Основной_20_шрифт_20_абзаца"><text:span text:style-name="T26">arg</text:span></text:span><text:span text:style-name="Основной_20_шрифт_20_абзаца"><text:span text:style-name="T66">}</text:span></text:span><text:span text:style-name="Основной_20_шрифт_20_абзаца"><text:span text:style-name="T79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99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79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88">name</text:span></text:span><text:span text:style-name="Основной_20_шрифт_20_абзаца"><text:span text:style-name="T26">=</text:span></text:span><text:span text:style-name="Основной_20_шрифт_20_абзаца"><text:span text:style-name="T79">'index'</text:span></text:span><text:span text:style-name="Основной_20_шрифт_20_абзаца"><text:span text:style-name="T26">),</text:span></text:span><text:span text:style-name="Основной_20_шрифт_20_абзаца"><text:span text:style-name="T96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66">def </text:span></text:span><text:span text:style-name="Основной_20_шрифт_20_абзаца"><text:span text:style-name="T26">index(</text:span></text:span><text:span text:style-name="Основной_20_шрифт_20_абзаца"><text:span text:style-name="T95">request</text:span></text:span><text:span text:style-name="Основной_20_шрифт_20_абзаца"><text:span text:style-name="T26">, pk=</text:span></text:span><text:span text:style-name="Основной_20_шрифт_20_абзаца"><text:span text:style-name="T66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9">f"Hello, world. </text:span></text:span><text:span text:style-name="Основной_20_шрифт_20_абзаца"><text:span text:style-name="T80">You're at the blog index. </text:span></text:span><text:span text:style-name="Основной_20_шрифт_20_абзаца"><text:span text:style-name="T68">{</text:span></text:span><text:span text:style-name="Основной_20_шрифт_20_абзаца"><text:span text:style-name="T28">pk</text:span></text:span><text:span text:style-name="Основной_20_шрифт_20_абзаца"><text:span text:style-name="T68">}</text:span></text:span><text:span text:style-name="Основной_20_шрифт_20_абзаца"><text:span text:style-name="T80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87">max_length</text:span></text:span><text:span text:style-name="Основной_20_шрифт_20_абзаца"><text:span text:style-name="T23">=</text:span></text:span><text:span text:style-name="Основной_20_шрифт_20_абзаца"><text:span text:style-name="T102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3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3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87">amount__gt</text:span></text:span><text:span text:style-name="Основной_20_шрифт_20_абзаца"><text:span text:style-name="T23">=</text:span></text:span><text:span text:style-name="Основной_20_шрифт_20_абзаца"><text:span text:style-name="T102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6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4">link </text:span></text:span><text:span text:style-name="Основной_20_шрифт_20_абзаца"><text:span text:style-name="T103">rel</text:span></text:span><text:span text:style-name="Основной_20_шрифт_20_абзаца"><text:span text:style-name="T109">="stylesheet" </text:span></text:span><text:span text:style-name="Основной_20_шрифт_20_абзаца"><text:span text:style-name="T103">type</text:span></text:span><text:span text:style-name="Основной_20_шрифт_20_абзаца"><text:span text:style-name="T109">="text/css" </text:span></text:span><text:span text:style-name="Основной_20_шрифт_20_абзаца"><text:span text:style-name="T103">href</text:span></text:span><text:span text:style-name="Основной_20_шрифт_20_абзаца"><text:span text:style-name="T109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4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4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4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4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3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87">max_length</text:span></text:span><text:span text:style-name="Основной_20_шрифт_20_абзаца"><text:span text:style-name="T23">=</text:span></text:span><text:span text:style-name="Основной_20_шрифт_20_абзаца"><text:span text:style-name="T102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4">__str__</text:span></text:span><text:span text:style-name="Основной_20_шрифт_20_абзаца"><text:span text:style-name="T23">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6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87">max_length</text:span></text:span><text:span text:style-name="Основной_20_шрифт_20_абзаца"><text:span text:style-name="T23">=</text:span></text:span><text:span text:style-name="Основной_20_шрифт_20_абзаца"><text:span text:style-name="T102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4">__str__</text:span></text:span><text:span text:style-name="Основной_20_шрифт_20_абзаца"><text:span text:style-name="T23">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6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87">max_length</text:span></text:span><text:span text:style-name="Основной_20_шрифт_20_абзаца"><text:span text:style-name="T23">=</text:span></text:span><text:span text:style-name="Основной_20_шрифт_20_абзаца"><text:span text:style-name="T102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87">default</text:span></text:span><text:span text:style-name="Основной_20_шрифт_20_абзаца"><text:span text:style-name="T23">=</text:span></text:span><text:span text:style-name="Основной_20_шрифт_20_абзаца"><text:span text:style-name="T102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87">null</text:span></text:span><text:span text:style-name="Основной_20_шрифт_20_абзаца"><text:span text:style-name="T23">=</text:span></text:span><text:span text:style-name="Основной_20_шрифт_20_абзаца"><text:span text:style-name="T63">True</text:span></text:span><text:span text:style-name="Основной_20_шрифт_20_абзаца"><text:span text:style-name="T23">, </text:span></text:span><text:span text:style-name="Основной_20_шрифт_20_абзаца"><text:span text:style-name="T87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4">__str__</text:span></text:span><text:span text:style-name="Основной_20_шрифт_20_абзаца"><text:span text:style-name="T23">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6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3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87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3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87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3">#&lt;QuerySet [&lt;Classification: business&gt;, &lt;Classification: works&gt;]&gt;</text:span></text:span></text:p>
      <text:p text:style-name="P20"><text:span text:style-name="Основной_20_шрифт_20_абзаца"><text:span text:style-name="T93">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93">#QuerySet [&lt;Classification: business&gt;, &lt;Classification: works&gt;, &lt;Classification: sports&gt;]&gt;<text:line-break/></text:span></text:span><text:span text:style-name="Основной_20_шрифт_20_абзаца"><text:span text:style-name="T87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87">name</text:span></text:span><text:span text:style-name="Основной_20_шрифт_20_абзаца"><text:span text:style-name="T23">=</text:span></text:span><text:span text:style-name="Основной_20_шрифт_20_абзаца"><text:span text:style-name="T76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3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93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93">#</text:span></text:span><text:span text:style-name="Основной_20_шрифт_20_абзаца"><text:span text:style-name="T94">Создание</text:span></text:span><text:span text:style-name="Основной_20_шрифт_20_абзаца"><text:span text:style-name="T93"> </text:span></text:span><text:span text:style-name="Основной_20_шрифт_20_абзаца"><text:span text:style-name="T94">экземпляра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87">amount</text:span></text:span><text:span text:style-name="Основной_20_шрифт_20_абзаца"><text:span text:style-name="T23">=</text:span></text:span><text:span text:style-name="Основной_20_шрифт_20_абзаца"><text:span text:style-name="T102">5</text:span></text:span><text:span text:style-name="Основной_20_шрифт_20_абзаца"><text:span text:style-name="T23">, </text:span></text:span><text:span text:style-name="Основной_20_шрифт_20_абзаца"><text:span text:style-name="T87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trousers'</text:span></text:span><text:span text:style-name="Основной_20_шрифт_20_абзаца"><text:span text:style-name="T23">, </text:span></text:span><text:span text:style-name="Основной_20_шрифт_20_абзаца"><text:span text:style-name="T87">price</text:span></text:span><text:span text:style-name="Основной_20_шрифт_20_абзаца"><text:span text:style-name="T23">=</text:span></text:span><text:span text:style-name="Основной_20_шрифт_20_абзаца"><text:span text:style-name="T102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93">#</text:span></text:span><text:span text:style-name="Основной_20_шрифт_20_абзаца"><text:span text:style-name="T94">Создание</text:span></text:span><text:span text:style-name="Основной_20_шрифт_20_абзаца"><text:span text:style-name="T93"> </text:span></text:span><text:span text:style-name="Основной_20_шрифт_20_абзаца"><text:span text:style-name="T94">за</text:span></text:span><text:span text:style-name="Основной_20_шрифт_20_абзаца"><text:span text:style-name="T93"> </text:span></text:span><text:span text:style-name="Основной_20_шрифт_20_абзаца"><text:span text:style-name="T94">одни</text:span></text:span><text:span text:style-name="Основной_20_шрифт_20_абзаца"><text:span text:style-name="T93"> </text:span></text:span><text:span text:style-name="Основной_20_шрифт_20_абзаца"><text:span text:style-name="T94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87">amount</text:span></text:span><text:span text:style-name="Основной_20_шрифт_20_абзаца"><text:span text:style-name="T23">=</text:span></text:span><text:span text:style-name="Основной_20_шрифт_20_абзаца"><text:span text:style-name="T102">4</text:span></text:span><text:span text:style-name="Основной_20_шрифт_20_абзаца"><text:span text:style-name="T23">, </text:span></text:span><text:span text:style-name="Основной_20_шрифт_20_абзаца"><text:span text:style-name="T87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horts'</text:span></text:span><text:span text:style-name="Основной_20_шрифт_20_абзаца"><text:span text:style-name="T23">, </text:span></text:span><text:span text:style-name="Основной_20_шрифт_20_абзаца"><text:span text:style-name="T87">price</text:span></text:span><text:span text:style-name="Основной_20_шрифт_20_абзаца"><text:span text:style-name="T23">=</text:span></text:span><text:span text:style-name="Основной_20_шрифт_20_абзаца"><text:span text:style-name="T102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93">#</text:span></text:span><text:span text:style-name="Основной_20_шрифт_20_абзаца"><text:span text:style-name="T94">Создание</text:span></text:span><text:span text:style-name="Основной_20_шрифт_20_абзаца"><text:span text:style-name="T93"> </text:span></text:span><text:span text:style-name="Основной_20_шрифт_20_абзаца"><text:span text:style-name="T94">объектов</text:span></text:span><text:span text:style-name="Основной_20_шрифт_20_абзаца"><text:span text:style-name="T93"> </text:span></text:span><text:span text:style-name="Основной_20_шрифт_20_абзаца"><text:span text:style-name="T94">со</text:span></text:span><text:span text:style-name="Основной_20_шрифт_20_абзаца"><text:span text:style-name="T93"> </text:span></text:span><text:span text:style-name="Основной_20_шрифт_20_абзаца"><text:span text:style-name="T94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87">name</text:span></text:span><text:span text:style-name="Основной_20_шрифт_20_абзаца"><text:span text:style-name="T23">=</text:span></text:span><text:span text:style-name="Основной_20_шрифт_20_абзаца"><text:span text:style-name="T76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3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87">amount</text:span></text:span><text:span text:style-name="Основной_20_шрифт_20_абзаца"><text:span text:style-name="T23">=</text:span></text:span><text:span text:style-name="Основной_20_шрифт_20_абзаца"><text:span text:style-name="T102">10</text:span></text:span><text:span text:style-name="Основной_20_шрифт_20_абзаца"><text:span text:style-name="T23">, </text:span></text:span><text:span text:style-name="Основной_20_шрифт_20_абзаца"><text:span text:style-name="T87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ocks'</text:span></text:span><text:span text:style-name="Основной_20_шрифт_20_абзаца"><text:span text:style-name="T23">, </text:span></text:span><text:span text:style-name="Основной_20_шрифт_20_абзаца"><text:span text:style-name="T87">price</text:span></text:span><text:span text:style-name="Основной_20_шрифт_20_абзаца"><text:span text:style-name="T23">=</text:span></text:span><text:span text:style-name="Основной_20_шрифт_20_абзаца"><text:span text:style-name="T102">2</text:span></text:span><text:span text:style-name="Основной_20_шрифт_20_абзаца"><text:span text:style-name="T23">, </text:span></text:span><text:span text:style-name="Основной_20_шрифт_20_абзаца"><text:span text:style-name="T87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93">#</text:span></text:span><text:span text:style-name="Основной_20_шрифт_20_абзаца"><text:span text:style-name="T94">Получение</text:span></text:span><text:span text:style-name="Основной_20_шрифт_20_абзаца"><text:span text:style-name="T93"> </text:span></text:span><text:span text:style-name="Основной_20_шрифт_20_абзаца"><text:span text:style-name="T94">всех</text:span></text:span><text:span text:style-name="Основной_20_шрифт_20_абзаца"><text:span text:style-name="T93"> </text:span></text:span><text:span text:style-name="Основной_20_шрифт_20_абзаца"><text:span text:style-name="T94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93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93">#</text:span></text:span><text:span text:style-name="Основной_20_шрифт_20_абзаца"><text:span text:style-name="T94">Получение</text:span></text:span><text:span text:style-name="Основной_20_шрифт_20_абзаца"><text:span text:style-name="T93"> </text:span></text:span><text:span text:style-name="Основной_20_шрифт_20_абзаца"><text:span text:style-name="T94">объектов</text:span></text:span><text:span text:style-name="Основной_20_шрифт_20_абзаца"><text:span text:style-name="T93"> </text:span></text:span><text:span text:style-name="Основной_20_шрифт_20_абзаца"><text:span text:style-name="T94">по</text:span></text:span><text:span text:style-name="Основной_20_шрифт_20_абзаца"><text:span text:style-name="T93"> </text:span></text:span><text:span text:style-name="Основной_20_шрифт_20_абзаца"><text:span text:style-name="T94">слайсингу</text:span></text:span><text:span text:style-name="Основной_20_шрифт_20_абзаца"><text:span text:style-name="T93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02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93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93">#</text:span></text:span><text:span text:style-name="Основной_20_шрифт_20_абзаца"><text:span text:style-name="T94">Получение</text:span></text:span><text:span text:style-name="Основной_20_шрифт_20_абзаца"><text:span text:style-name="T93"> </text:span></text:span><text:span text:style-name="Основной_20_шрифт_20_абзаца"><text:span text:style-name="T94">объектов</text:span></text:span><text:span text:style-name="Основной_20_шрифт_20_абзаца"><text:span text:style-name="T93"> </text:span></text:span><text:span text:style-name="Основной_20_шрифт_20_абзаца"><text:span text:style-name="T94">по</text:span></text:span><text:span text:style-name="Основной_20_шрифт_20_абзаца"><text:span text:style-name="T93"> </text:span></text:span><text:span text:style-name="Основной_20_шрифт_20_абзаца"><text:span text:style-name="T94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87">id</text:span></text:span><text:span text:style-name="Основной_20_шрифт_20_абзаца"><text:span text:style-name="T23">=</text:span></text:span><text:span text:style-name="Основной_20_шрифт_20_абзаца"><text:span text:style-name="T102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3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87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93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87">firm_id</text:span></text:span><text:span text:style-name="Основной_20_шрифт_20_абзаца"><text:span text:style-name="T23">=</text:span></text:span><text:span text:style-name="Основной_20_шрифт_20_абзаца"><text:span text:style-name="T102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3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87">firm_id</text:span></text:span><text:span text:style-name="Основной_20_шрифт_20_абзаца"><text:span text:style-name="T23">=</text:span></text:span><text:span text:style-name="Основной_20_шрифт_20_абзаца"><text:span text:style-name="T102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3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87">firm_id</text:span></text:span><text:span text:style-name="Основной_20_шрифт_20_абзаца"><text:span text:style-name="T23">=</text:span></text:span><text:span text:style-name="Основной_20_шрифт_20_абзаца"><text:span text:style-name="T102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3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00">/</text:span></text:span><text:span text:style-name="Основной_20_шрифт_20_абзаца"><text:span text:style-name="T101">views</text:span></text:span><text:span text:style-name="Основной_20_шрифт_20_абзаца"><text:span text:style-name="T100">.</text:span></text:span><text:span text:style-name="Основной_20_шрифт_20_абзаца"><text:span text:style-name="T101">py</text:span></text:span><text:span text:style-name="Основной_20_шрифт_20_абзаца"><text:span text:style-name="T100">:</text:span></text:span></text:p>
      <text:p text:style-name="P20"><text:span text:style-name="Основной_20_шрифт_20_абзаца"><text:span text:style-name="T63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02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6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3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6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4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4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4">div </text:span></text:span><text:span text:style-name="Основной_20_шрифт_20_абзаца"><text:span text:style-name="T103">class</text:span></text:span><text:span text:style-name="Основной_20_шрифт_20_абзаца"><text:span text:style-name="T109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4">span </text:span></text:span><text:span text:style-name="Основной_20_шрифт_20_абзаца"><text:span text:style-name="T103">class</text:span></text:span><text:span text:style-name="Основной_20_шрифт_20_абзаца"><text:span text:style-name="T109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4">a </text:span></text:span><text:span text:style-name="Основной_20_шрифт_20_абзаца"><text:span text:style-name="T103">href</text:span></text:span><text:span text:style-name="Основной_20_шрифт_20_абзаца"><text:span text:style-name="T109">="?page=1"</text:span></text:span><text:span text:style-name="Основной_20_шрифт_20_абзаца"><text:span text:style-name="T24">&gt;</text:span></text:span><text:span text:style-name="Основной_20_шрифт_20_абзаца"><text:span text:style-name="T104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4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4">a </text:span></text:span><text:span text:style-name="Основной_20_шрифт_20_абзаца"><text:span text:style-name="T103">href</text:span></text:span><text:span text:style-name="Основной_20_шрифт_20_абзаца"><text:span text:style-name="T109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4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4">span </text:span></text:span><text:span text:style-name="Основной_20_шрифт_20_абзаца"><text:span text:style-name="T103">class</text:span></text:span><text:span text:style-name="Основной_20_шрифт_20_абзаца"><text:span text:style-name="T109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4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4">a </text:span></text:span><text:span text:style-name="Основной_20_шрифт_20_абзаца"><text:span text:style-name="T103">href</text:span></text:span><text:span text:style-name="Основной_20_шрифт_20_абзаца"><text:span text:style-name="T109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4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4">a </text:span></text:span><text:span text:style-name="Основной_20_шрифт_20_абзаца"><text:span text:style-name="T103">href</text:span></text:span><text:span text:style-name="Основной_20_шрифт_20_абзаца"><text:span text:style-name="T109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04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4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4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4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87">auto_now_add</text:span></text:span><text:span text:style-name="Основной_20_шрифт_20_абзаца"><text:span text:style-name="T23">=</text:span></text:span><text:span text:style-name="Основной_20_шрифт_20_абзаца"><text:span text:style-name="T63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88">auto_now</text:span></text:span><text:span text:style-name="Основной_20_шрифт_20_абзаца"><text:span text:style-name="T26">=</text:span></text:span><text:span text:style-name="Основной_20_шрифт_20_абзаца"><text:span text:style-name="T66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87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6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3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87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6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3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 </text:span></text:span><text:span text:style-name="Основной_20_шрифт_20_абзаца"><text:span text:style-name="T63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87">max_length</text:span></text:span><text:span text:style-name="Основной_20_шрифт_20_абзаца"><text:span text:style-name="T23">=</text:span></text:span><text:span text:style-name="Основной_20_шрифт_20_абзаца"><text:span text:style-name="T102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87">max_length</text:span></text:span><text:span text:style-name="Основной_20_шрифт_20_абзаца"><text:span text:style-name="T23">=</text:span></text:span><text:span text:style-name="Основной_20_шрифт_20_абзаца"><text:span text:style-name="T102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66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6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93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6">'title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, 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93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94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6">'title'</text:span></text:span><text:span text:style-name="Основной_20_шрифт_20_абзаца"><text:span text:style-name="T23">: </text:span></text:span><text:span text:style-name="Основной_20_шрифт_20_абзаца"><text:span text:style-name="T76">'some title'</text:span></text:span><text:span text:style-name="Основной_20_шрифт_20_абзаца"><text:span text:style-name="T23">, 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76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93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93">#{'title': 'some title', 'slug': 'some-title'}</text:span></text:span></text:p>
      <text:p text:style-name="P28"/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87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6">'title'</text:span></text:span><text:span text:style-name="Основной_20_шрифт_20_абзаца"><text:span text:style-name="T23">], </text:span></text:span><text:span text:style-name="Основной_20_шрифт_20_абзаца"><text:span text:style-name="T87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6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93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93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1542155610" text:style-name="L1">
        <text:list-item>
          <text:p text:style-name="P134">&lt;console&gt;:1: UnorderedObjectListWarning: Pagination may yield inconsistent results with an unordered object_list: &lt;class 'blog.models.Post'&gt; QuerySet.</text:p>
        </text:list-item>
      </text:list>
      <text:p text:style-name="P90"/>
      <text:p text:style-name="P91">Решение:</text:p>
      <text:p text:style-name="P91">Добавить в модели порядок сортировки</text:p>
      <text:p text:style-name="P91"/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87">max_length</text:span></text:span><text:span text:style-name="Основной_20_шрифт_20_абзаца"><text:span text:style-name="T23">=</text:span></text:span><text:span text:style-name="Основной_20_шрифт_20_абзаца"><text:span text:style-name="T102">150</text:span></text:span><text:span text:style-name="Основной_20_шрифт_20_абзаца"><text:span text:style-name="T23">, </text:span></text:span><text:span text:style-name="Основной_20_шрифт_20_абзаца"><text:span text:style-name="T87">db_index</text:span></text:span><text:span text:style-name="Основной_20_шрифт_20_абзаца"><text:span text:style-name="T23">=</text:span></text:span><text:span text:style-name="Основной_20_шрифт_20_абзаца"><text:span text:style-name="T63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87">auto_now_add</text:span></text:span><text:span text:style-name="Основной_20_шрифт_20_абзаца"><text:span text:style-name="T23">=</text:span></text:span><text:span text:style-name="Основной_20_шрифт_20_абзаца"><text:span text:style-name="T63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6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87">kwargs</text:span></text:span><text:span text:style-name="Основной_20_шрифт_20_абзаца"><text:span text:style-name="T23">={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116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4">__str__</text:span></text:span><text:span text:style-name="Основной_20_шрифт_20_абзаца"><text:span text:style-name="T23">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6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3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6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1"/>
      <text:p text:style-name="P91"/>
      <text:p text:style-name="P92">Отображение символов новой строки при выводе текста из базы данных</text:p>
      <text:p text:style-name="P91"/>
      <text:p text:style-name="P93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23">вы можете обернуть ваш текст </text:span></text:span><text:span text:style-name="Основной_20_шрифт_20_абзаца"><text:span text:style-name="T124">&lt;pre&gt;</text:span></text:span><text:span text:style-name="Основной_20_шрифт_20_абзаца"><text:span text:style-name="T123"> тег, чтобы HTML понял, что он предварительно отформатирован:</text:span></text:span></text:p>
      <text:p text:style-name="P94">&lt;pre&gt;{{value}}&lt;/pre&gt;</text:p>
      <text:p text:style-name="Обычный"><text:span text:style-name="Основной_20_шрифт_20_абзаца"><text:span text:style-name="T123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24">linebreaks</text:span></text:span><text:span text:style-name="Основной_20_шрифт_20_абзаца"><text:span text:style-name="T123"> превращает одиночные новые строки в </text:span></text:span><text:span text:style-name="Основной_20_шрифт_20_абзаца"><text:span text:style-name="T124">&lt;br&gt;</text:span></text:span><text:span text:style-name="Основной_20_шрифт_20_абзаца"><text:span text:style-name="T123"> теги и двойные переводы строк в </text:span></text:span><text:span text:style-name="Основной_20_шрифт_20_абзаца"><text:span text:style-name="T124">&lt;p&gt;</text:span></text:span><text:span text:style-name="Основной_20_шрифт_20_абзаца"><text:span text:style-name="T123"> теги. </text:span></text:span><text:span text:style-name="Основной_20_шрифт_20_абзаца"><text:span text:style-name="T124">linebreaksbr</text:span></text:span><text:span text:style-name="Основной_20_шрифт_20_абзаца"><text:span text:style-name="T123"> просто превращает новые строки в </text:span></text:span><text:span text:style-name="Основной_20_шрифт_20_абзаца"><text:span text:style-name="T124">&lt;br&gt;</text:span></text:span><text:span text:style-name="Основной_20_шрифт_20_абзаца"><text:span text:style-name="T123"> теги:</text:span></text:span></text:p>
      <text:p text:style-name="P94">{{value|linebreaks}}</text:p>
      <text:p text:style-name="P94">{{value|linebreaksbr}}</text:p>
      <text:p text:style-name="P93">вы можете поэкспериментировать с ними, чтобы увидеть, что вам больше нравится.</text:p>
      <text:p text:style-name="P93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20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25">safe</text:span></text:span></text:a>:</text:p>
      <text:p text:style-name="Обычный"/>
      <text:p text:style-name="P22">This will not be escaped: {{ data|safe }}</text:p>
      <text:p text:style-name="P68"/>
      <text:h text:style-name="P120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5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5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25">on</text:span></text:span><text:span text:style-name="apple-converted-space"> </text:span>или<text:span text:style-name="apple-converted-space"> </text:span><text:span text:style-name="pre"><text:span text:style-name="T125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3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.views </text:span></text:span><text:span text:style-name="Основной_20_шрифт_20_абзаца"><text:span text:style-name="T63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6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6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87">name</text:span></text:span><text:span text:style-name="Основной_20_шрифт_20_абзаца"><text:span text:style-name="T23">=</text:span></text:span><text:span text:style-name="Основной_20_шрифт_20_абзаца"><text:span text:style-name="T76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3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3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.forms </text:span></text:span><text:span text:style-name="Основной_20_шрифт_20_абзаца"><text:span text:style-name="T63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3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87">extra</text:span></text:span><text:span text:style-name="Основной_20_шрифт_20_абзаца"><text:span text:style-name="T23">=</text:span></text:span><text:span text:style-name="Основной_20_шрифт_20_абзаца"><text:span text:style-name="T102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6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3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3">for </text:span></text:span><text:span text:style-name="Основной_20_шрифт_20_абзаца"><text:span text:style-name="T23">form </text:span></text:span><text:span text:style-name="Основной_20_шрифт_20_абзаца"><text:span text:style-name="T63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6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6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87">post</text:span></text:span><text:span text:style-name="Основной_20_шрифт_20_абзаца"><text:span text:style-name="T23">=post, </text:span></text:span><text:span text:style-name="Основной_20_шрифт_20_абзаца"><text:span text:style-name="T87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3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87">extra</text:span></text:span><text:span text:style-name="Основной_20_шрифт_20_абзаца"><text:span text:style-name="T23">=</text:span></text:span><text:span text:style-name="Основной_20_шрифт_20_абзаца"><text:span text:style-name="T102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6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3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3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87">max_length</text:span></text:span><text:span text:style-name="Основной_20_шрифт_20_абзаца"><text:span text:style-name="T23">=</text:span></text:span><text:span text:style-name="Основной_20_шрифт_20_абзаца"><text:span text:style-name="T102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87">max_length</text:span></text:span><text:span text:style-name="Основной_20_шрифт_20_абзаца"><text:span text:style-name="T23">=</text:span></text:span><text:span text:style-name="Основной_20_шрифт_20_абзаца"><text:span text:style-name="T102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4">__str__</text:span></text:span><text:span text:style-name="Основной_20_шрифт_20_абзаца"><text:span text:style-name="T23">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6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3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76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87">default</text:span></text:span><text:span text:style-name="Основной_20_шрифт_20_абзаца"><text:span text:style-name="T23">=</text:span></text:span><text:span text:style-name="Основной_20_шрифт_20_абзаца"><text:span text:style-name="T63">None</text:span></text:span><text:span text:style-name="Основной_20_шрифт_20_абзаца"><text:span text:style-name="T23">, </text:span></text:span><text:span text:style-name="Основной_20_шрифт_20_абзаца"><text:span text:style-name="T87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87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87">verbose_name</text:span></text:span><text:span text:style-name="Основной_20_шрифт_20_абзаца"><text:span text:style-name="T23">=</text:span></text:span><text:span text:style-name="Основной_20_шрифт_20_абзаца"><text:span text:style-name="T76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 </text:span></text:span><text:span text:style-name="Основной_20_шрифт_20_абзаца"><text:span text:style-name="T63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3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6">'post'</text:span></text:span><text:span text:style-name="Основной_20_шрифт_20_абзаца"><text:span text:style-name="T23">, </text:span></text:span><text:span text:style-name="Основной_20_шрифт_20_абзаца"><text:span text:style-name="T76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4">form </text:span></text:span><text:span text:style-name="Основной_20_шрифт_20_абзаца"><text:span text:style-name="T103">id</text:span></text:span><text:span text:style-name="Основной_20_шрифт_20_абзаца"><text:span text:style-name="T109">="post_form" </text:span></text:span><text:span text:style-name="Основной_20_шрифт_20_абзаца"><text:span text:style-name="T103">method</text:span></text:span><text:span text:style-name="Основной_20_шрифт_20_абзаца"><text:span text:style-name="T109">="post" </text:span></text:span><text:span text:style-name="Основной_20_шрифт_20_абзаца"><text:span text:style-name="T103">action</text:span></text:span><text:span text:style-name="Основной_20_шрифт_20_абзаца"><text:span text:style-name="T109">="" </text:span></text:span><text:span text:style-name="Основной_20_шрифт_20_абзаца"><text:span text:style-name="T103">enctype</text:span></text:span><text:span text:style-name="Основной_20_шрифт_20_абзаца"><text:span text:style-name="T109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67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67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67">input </text:span></text:span><text:span text:style-name="Основной_20_шрифт_20_абзаца"><text:span text:style-name="T106">type</text:span></text:span><text:span text:style-name="Основной_20_шрифт_20_абзаца"><text:span text:style-name="T111">="submit" </text:span></text:span><text:span text:style-name="Основной_20_шрифт_20_абзаца"><text:span text:style-name="T106">name</text:span></text:span><text:span text:style-name="Основной_20_шрифт_20_абзаца"><text:span text:style-name="T111">="submit" </text:span></text:span><text:span text:style-name="Основной_20_шрифт_20_абзаца"><text:span text:style-name="T106">value</text:span></text:span><text:span text:style-name="Основной_20_шрифт_20_абзаца"><text:span text:style-name="T111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67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28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79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3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93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6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6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6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6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3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3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3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87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8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6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3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93"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87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93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87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3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6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6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3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30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otenv </text:span></text:span><text:span text:style-name="Основной_20_шрифт_20_абзаца"><text:span text:style-name="T63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8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8">'ENGINE'</text:span></text:span><text:span text:style-name="Основной_20_шрифт_20_абзаца"><text:span text:style-name="T25">: </text:span></text:span><text:span text:style-name="Основной_20_шрифт_20_абзаца"><text:span text:style-name="T78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NAME'</text:span></text:span><text:span text:style-name="Основной_20_шрифт_20_абзаца"><text:span text:style-name="T25">: </text:span></text:span><text:span text:style-name="Основной_20_шрифт_20_абзаца"><text:span text:style-name="T78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USER'</text:span></text:span><text:span text:style-name="Основной_20_шрифт_20_абзаца"><text:span text:style-name="T25">: </text:span></text:span><text:span text:style-name="Основной_20_шрифт_20_абзаца"><text:span text:style-name="T78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8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8">'HOST'</text:span></text:span><text:span text:style-name="Основной_20_шрифт_20_абзаца"><text:span text:style-name="T25">: </text:span></text:span><text:span text:style-name="Основной_20_шрифт_20_абзаца"><text:span text:style-name="T78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PORT'</text:span></text:span><text:span text:style-name="Основной_20_шрифт_20_абзаца"><text:span text:style-name="T25">: </text:span></text:span><text:span text:style-name="Основной_20_шрифт_20_абзаца"><text:span text:style-name="T78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96">Вы можете вернуться, перейдя к предыдущей миграции.</text:p>
      <text:p text:style-name="P96">Например, если ваши последние две миграции:</text:p>
      <text:list xml:id="list2120897180" text:style-name="L2">
        <text:list-item>
          <text:p text:style-name="P131"><text:span text:style-name="Основной_20_шрифт_20_абзаца"><text:span text:style-name="T131">0010_previous_migration</text:span></text:span></text:p>
        </text:list-item>
        <text:list-item>
          <text:p text:style-name="P131"><text:span text:style-name="Основной_20_шрифт_20_абзаца"><text:span text:style-name="T131">0011_migration_to_revert</text:span></text:span></text:p>
        </text:list-item>
      </text:list>
      <text:p text:style-name="P96">Тогда вы бы сделали:</text:p>
      <text:p text:style-name="P37">./manage.py migrate my_app 0010_previous_migration</text:p>
      <text:p text:style-name="P95"><text:span text:style-name="Основной_20_шрифт_20_абзаца"><text:span text:style-name="T133">Затем вы можете удалить миграцию </text:span></text:span><text:span text:style-name="Основной_20_шрифт_20_абзаца"><text:span text:style-name="T132">0011_migration_to_revert</text:span></text:span><text:span text:style-name="Основной_20_шрифт_20_абзаца"><text:span text:style-name="T133">.</text:span></text:span></text:p>
      <text:p text:style-name="P96">Если вы используете Django 1.8+, вы можете показать имена всех миграций с помощью</text:p>
      <text:p text:style-name="P39">./manage.py showmigrations my_app</text:p>
      <text:p text:style-name="P96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13" text:outline-level="3">help_text</text:h>
      <text:p text:style-name="P97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34">from</text:span></text:span><text:span text:style-name="Основной_20_шрифт_20_абзаца"><text:span text:style-name="T137"> </text:span></text:span><text:span text:style-name="Код_20_HTML"><text:span text:style-name="T134">django import</text:span></text:span><text:span text:style-name="Основной_20_шрифт_20_абзаца"><text:span text:style-name="T137"> </text:span></text:span><text:span text:style-name="Код_20_HTML"><text:span text:style-name="T134">forms</text:span></text:span></text:p>
            <text:p text:style-name="P46"> </text:p>
            <text:p text:style-name="P49"><text:span text:style-name="Код_20_HTML"><text:span text:style-name="T134">class</text:span></text:span><text:span text:style-name="Основной_20_шрифт_20_абзаца"><text:span text:style-name="T137"> </text:span></text:span><text:span text:style-name="Код_20_HTML"><text:span text:style-name="T134">UserForm(forms.Form):</text:span></text:span></text:p>
            <text:p text:style-name="P49"><text:span text:style-name="Код_20_HTML"><text:span text:style-name="T134">    name =</text:span></text:span><text:span text:style-name="Основной_20_шрифт_20_абзаца"><text:span text:style-name="T137"> </text:span></text:span><text:span text:style-name="Код_20_HTML"><text:span text:style-name="T134">forms.CharField(help_text="</text:span></text:span><text:span text:style-name="Код_20_HTML"><text:span text:style-name="T136">Введите</text:span></text:span><text:span text:style-name="Код_20_HTML"><text:span text:style-name="T134"> </text:span></text:span><text:span text:style-name="Код_20_HTML"><text:span text:style-name="T136">свое</text:span></text:span><text:span text:style-name="Код_20_HTML"><text:span text:style-name="T134"> </text:span></text:span><text:span text:style-name="Код_20_HTML"><text:span text:style-name="T136">имя</text:span></text:span><text:span text:style-name="Код_20_HTML"><text:span text:style-name="T134">")</text:span></text:span></text:p>
            <text:p text:style-name="P49"><text:span text:style-name="Код_20_HTML"><text:span text:style-name="T134">    age =</text:span></text:span><text:span text:style-name="Основной_20_шрифт_20_абзаца"><text:span text:style-name="T137"> </text:span></text:span><text:span text:style-name="Код_20_HTML"><text:span text:style-name="T134">forms.IntegerField(help_text="</text:span></text:span><text:span text:style-name="Код_20_HTML"><text:span text:style-name="T136">Введите</text:span></text:span><text:span text:style-name="Код_20_HTML"><text:span text:style-name="T134"> </text:span></text:span><text:span text:style-name="Код_20_HTML"><text:span text:style-name="T136">свой</text:span></text:span><text:span text:style-name="Код_20_HTML"><text:span text:style-name="T134"> </text:span></text:span><text:span text:style-name="Код_20_HTML"><text:span text:style-name="T136">возраст</text:span></text:span><text:span text:style-name="Код_20_HTML"><text:span text:style-name="T134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38">Статические</text:span></text:span><text:span text:style-name="Основной_20_шрифт_20_абзаца"><text:span text:style-name="T139"> </text:span></text:span><text:span text:style-name="Основной_20_шрифт_20_абзаца"><text:span text:style-name="T138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02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10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10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10">'whitenoise.storage.CompressedManifestStaticFilesStorage'</text:span></text:span></text:p>
      <text:p text:style-name="P80"/>
      <text:p text:style-name="P80"/>
      <text:h text:style-name="P117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121304860" text:style-name="L3">
        <text:list-item>
          <text:p text:style-name="P129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26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26">/static/</text:span></text:span><text:span text:style-name="Основной_20_шрифт_20_абзаца"><text:span text:style-name="T11">).</text:span></text:span></text:p>
        </text:list-item>
        <text:list-item>
          <text:p text:style-name="P129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6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26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98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42">"/home/jacob/projects/mysite.com/sitestatic"</text:span></text:span></text:p>
      <text:p text:style-name="P98"><text:span text:style-name="Основной_20_шрифт_20_абзаца"><text:span text:style-name="T26">STATIC_ROOT = os.path.join(BASE_DIR, </text:span></text:span><text:span text:style-name="Основной_20_шрифт_20_абзаца"><text:span text:style-name="T112">'staticfiles')</text:span></text:span></text:p>
      <text:list xml:id="list222656167703411" text:continue-numbering="true" text:style-name="L3">
        <text:list-item>
          <text:p text:style-name="P129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26">collectstatic</text:span></text:span></text:a><text:span text:style-name="Основной_20_шрифт_20_абзаца"><text:span text:style-name="T11">:</text:span></text:span></text:p>
        </text:list-item>
      </text:list>
      <text:p text:style-name="P99"><text:span text:style-name="Основной_20_шрифт_20_абзаца"><text:span text:style-name="T58">./manage.py collectstatic</text:span></text:span></text:p>
      <text:p text:style-name="P100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6">STATIC_ROOT</text:span></text:span></text:a><text:span text:style-name="Основной_20_шрифт_20_абзаца"><text:span text:style-name="T11">.</text:span></text:span></text:p>
      <text:list xml:id="list222655162065931" text:continue-numbering="true" text:style-name="L3">
        <text:list-item>
          <text:p text:style-name="P129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6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26">STATIC_URL</text:span></text:span></text:a><text:span text:style-name="Основной_20_шрифт_20_абзаца"><text:span text:style-name="T11">.</text:span></text:span></text:p>
        </text:list-item>
      </text:list>
      <text:p text:style-name="P100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43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1"/>
      <text:p text:style-name="P29"/>
      <text:p text:style-name="P20"><text:span text:style-name="Основной_20_шрифт_20_абзаца"><text:span text:style-name="T93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6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3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6">'/static/'</text:span></text:span></text:p>
      <text:p text:style-name="P102"/>
      <text:p text:style-name="P102"/>
      <text:p text:style-name="P103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6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6">'ENGINE'</text:span></text:span><text:span text:style-name="Основной_20_шрифт_20_абзаца"><text:span text:style-name="T23">: </text:span></text:span><text:span text:style-name="Основной_20_шрифт_20_абзаца"><text:span text:style-name="T76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NAME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USER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PASSWORD'</text:span></text:span><text:span text:style-name="Основной_20_шрифт_20_абзаца"><text:span text:style-name="T23">: </text:span></text:span><text:span text:style-name="Основной_20_шрифт_20_абзаца"><text:span text:style-name="T76">'</text:span></text:span><text:span text:style-name="Основной_20_шрифт_20_абзаца"><text:span text:style-name="T77">1234</text:span></text:span><text:span text:style-name="Основной_20_шрифт_20_абзаца"><text:span text:style-name="T76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HOST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6">'PORT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04">При возникновении ошибки подключения базы данных:</text:p>
      <text:p text:style-name="P86"><text:span text:style-name="Основной_20_шрифт_20_абзаца"><text:span text:style-name="T144">File</text:span></text:span><text:span text:style-name="Основной_20_шрифт_20_абзаца"><text:span text:style-name="T146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47">django.core.exceptions.</text:span></text:span><text:span text:style-name="Основной_20_шрифт_20_абзаца"><text:span text:style-name="T145">ImproperlyConfigured</text:span></text:span><text:span text:style-name="Основной_20_шрифт_20_абзаца"><text:span text:style-name="T147">: </text:span></text:span><text:span text:style-name="Основной_20_шрифт_20_абзаца"><text:span text:style-name="T145">Error</text:span></text:span><text:span text:style-name="Основной_20_шрифт_20_абзаца"><text:span text:style-name="T147"> loading </text:span></text:span><text:span text:style-name="Основной_20_шрифт_20_абзаца"><text:span text:style-name="T145">MySQLdb</text:span></text:span><text:span text:style-name="Основной_20_шрифт_20_абзаца"><text:span text:style-name="T147"> module: </text:span></text:span><text:span text:style-name="Основной_20_шрифт_20_абзаца"><text:span text:style-name="T145">No</text:span></text:span><text:span text:style-name="Основной_20_шрифт_20_абзаца"><text:span text:style-name="T147"> module named 'MySQLdb'.</text:span></text:span></text:p>
      <text:p text:style-name="P19"><text:span text:style-name="Основной_20_шрифт_20_абзаца"><text:span text:style-name="T145">Did</text:span></text:span><text:span text:style-name="Основной_20_шрифт_20_абзаца"><text:span text:style-name="T147"> you install mysqlclient or </text:span></text:span><text:span text:style-name="Основной_20_шрифт_20_абзаца"><text:span text:style-name="T145">MySQL</text:span></text:span><text:span text:style-name="Основной_20_шрифт_20_абзаца"><text:span text:style-name="T147">-python?</text:span></text:span></text:p>
      <text:p text:style-name="P105">pip install pymysql</text:p>
      <text:p text:style-name="P105">Then, edit the __init__.py file in your project origin dir(the same as settings.py) <text:s/>add:</text:p>
      <text:p text:style-name="P20"><text:soft-page-break/><text:span text:style-name="Основной_20_шрифт_20_абзаца"><text:span text:style-name="T63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16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16" text:outline-level="3">truncatechars_html</text:h>
      <text:p text:style-name="Обычный"><text:span text:style-name="Заголовок1"><text:span text:style-name="T148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25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16" text:outline-level="3">truncatewords</text:h>
      <text:p text:style-name="Обычный">Обрезает строку после указанного количества слов.</text:p>
      <text:p text:style-name="P47"/>
      <text:h text:style-name="P116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5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5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 </text:span></text:span><text:span text:style-name="Основной_20_шрифт_20_абзаца"><text:span text:style-name="T63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87">required</text:span></text:span><text:span text:style-name="Основной_20_шрифт_20_абзаца"><text:span text:style-name="T23">=</text:span></text:span><text:span text:style-name="Основной_20_шрифт_20_абзаца"><text:span text:style-name="T63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87">required</text:span></text:span><text:span text:style-name="Основной_20_шрифт_20_абзаца"><text:span text:style-name="T23">=</text:span></text:span><text:span text:style-name="Основной_20_шрифт_20_абзаца"><text:span text:style-name="T63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29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12" text:outline-level="1"><text:span text:style-name="Основной_20_шрифт_20_абзаца"><text:span text:style-name="T59">QuerySet API</text:span></text:span></text:h>
      <text:p text:style-name="P34"/>
      <text:h text:style-name="P114" text:outline-level="3">Операторы фильтрации</text:h>
      <text:h text:style-name="P114" text:outline-level="3"><text:span text:style-name="Основной_20_шрифт_20_абзаца"><text:span text:style-name="T14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4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49">: </text:span></text:span><text:span text:style-name="Teletype">filter()</text:span><text:span text:style-name="Основной_20_шрифт_20_абзаца"><text:span text:style-name="T149">, </text:span></text:span><text:span text:style-name="Teletype">exclude()</text:span><text:span text:style-name="Основной_20_шрифт_20_абзаца"><text:span text:style-name="T149"> и </text:span></text:span><text:span text:style-name="Teletype">get()</text:span><text:span text:style-name="Основной_20_шрифт_20_абзаца"><text:span text:style-name="T149">.</text:span></text:span></text:h>
      <text:h text:style-name="P119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28">:</text:span></text:span></text:p>
      <text:p text:style-name="P108">Entry.objects.filter(id__in=[1, 3, 4])</text:p>
      <text:p text:style-name="Text_20_body">Аналог<text:span text:style-name="Основной_20_шрифт_20_абзаца"><text:span text:style-name="T128"> SQL:</text:span></text:span></text:p>
      <text:p text:style-name="P108">SELECT ... WHERE id IN (1, 3, 4);</text:p>
      <text:h text:style-name="P119" text:outline-level="4">gt</text:h>
      <text:p text:style-name="Text_20_body">Больше чем.</text:p>
      <text:p text:style-name="Text_20_body">Например:</text:p>
      <text:p text:style-name="P107">Entry.objects.filter(id__gt=4)</text:p>
      <text:p text:style-name="Text_20_body">Аналог<text:span text:style-name="Основной_20_шрифт_20_абзаца"><text:span text:style-name="T128"> SQL:</text:span></text:span></text:p>
      <text:p text:style-name="P108">SELECT ... WHERE id &gt; 4;</text:p>
      <text:h text:style-name="P121" text:outline-level="4">gte</text:h>
      <text:p text:style-name="Text_20_body">Больше чем или равно.</text:p>
      <text:h text:style-name="P121" text:outline-level="4">lt</text:h>
      <text:p text:style-name="Text_20_body">Меньше чем.</text:p>
      <text:h text:style-name="P121" text:outline-level="4">lte</text:h>
      <text:p text:style-name="Text_20_body">Меньше чем или равно.</text:p>
      <text:p text:style-name="P107"/>
      <text:h text:style-name="P114" text:outline-level="3"><text:span text:style-name="Основной_20_шрифт_20_абзаца"><text:span text:style-name="T14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49">https://www.djbook.ru/rel1.8/ref/models/querysets.html</text:span></text:span></text:a></text:h>
      <text:h text:style-name="P115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50">Django использует юнит-тестовый модуль -</text:span></text:span><text:span text:style-name="apple-converted-space"><text:span text:style-name="T15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58">встроенный "обнаружитель" тестов</text:span></text:span></text:a><text:span text:style-name="Основной_20_шрифт_20_абзаца"><text:span text:style-name="T150">, который находит тесты в текущей рабочей директории, в любом файле с шаблонным именем</text:span></text:span><text:span text:style-name="Строгий"><text:span text:style-name="T151">test*.py</text:span></text:span><text:span text:style-name="Основной_20_шрифт_20_абзаца"><text:span text:style-name="T15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09">catalog/</text:p>
      <text:p text:style-name="P109"><text:s text:c="2"/>/tests/</text:p>
      <text:p text:style-name="P109"><text:s text:c="4"/>__init__.py</text:p>
      <text:p text:style-name="P109"><text:s text:c="4"/>test_models.py</text:p>
      <text:p text:style-name="P109"><text:s text:c="4"/>test_forms.py</text:p>
      <text:p text:style-name="P110"><text:span text:style-name="Основной_20_шрифт_20_абзаца"><text:span text:style-name="T153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93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59">@classmethod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16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6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3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6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3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16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3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16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3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1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17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05">1 </text:span></text:span><text:span text:style-name="Основной_20_шрифт_20_абзаца"><text:span text:style-name="T25">+ </text:span></text:span><text:span text:style-name="Основной_20_шрифт_20_абзаца"><text:span text:style-name="T105">1</text:span></text:span><text:span text:style-name="Основной_20_шрифт_20_абзаца"><text:span text:style-name="T25">, </text:span></text:span><text:span text:style-name="Основной_20_шрифт_20_абзаца"><text:span text:style-name="T105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1504290520" text:style-name="L4">
        <text:list-item>
          <text:p text:style-name="P132"><text:span text:style-name="Основной_20_шрифт_20_абзаца"><text:span text:style-name="T155">setUpTestData() </text:span></text:span><text:span text:style-name="Основной_20_шрифт_20_абзаца"><text:span text:style-name="T15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32"><text:soft-page-break/><text:span text:style-name="Основной_20_шрифт_20_абзаца"><text:span text:style-name="T155">SetUp() </text:span></text:span><text:span text:style-name="Основной_20_шрифт_20_абзаца"><text:span text:style-name="T15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56">Примечание</text:span></text:span><text:span text:style-name="Основной_20_шрифт_20_абзаца"><text:span text:style-name="T157">. Классы тестирования также содержат метод </text:span></text:span><text:span text:style-name="Основной_20_шрифт_20_абзаца"><text:span text:style-name="T155">tearDown()</text:span></text:span><text:span text:style-name="Основной_20_шрифт_20_абзаца"><text:span text:style-name="T15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55">TestCase</text:span></text:span><text:span text:style-name="Основной_20_шрифт_20_абзаца"><text:span text:style-name="T157"> автоматически разрывает соединения с ними.</text:span></text:span></text:p>
      <text:p text:style-name="P5"/>
      <text:p text:style-name="P5"/>
      <text:p text:style-name="P111">Простейшим способом запуска всех тестов является применение следующей команды:</text:p>
      <text:p text:style-name="P110"><text:span text:style-name="Основной_20_шрифт_20_абзаца"><text:span text:style-name="T154">python3 manage.py </text:span></text:span><text:span text:style-name="Основной_20_шрифт_20_абзаца"><text:span text:style-name="T161">test</text:span></text:span></text:p>
      <text:p text:style-name="P5"/>
      <text:p text:style-name="P81"/>
      <text:p text:style-name="Обычный"><text:span text:style-name="Основной_20_шрифт_20_абзаца"><text:span text:style-name="T15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52">verbosity</text:span></text:span><text:span text:style-name="Основной_20_шрифт_20_абзаца"><text:span text:style-name="T15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0"><text:span text:style-name="Основной_20_шрифт_20_абзаца"><text:span text:style-name="T153">python3 manage.py </text:span></text:span><text:span text:style-name="Основной_20_шрифт_20_абзаца"><text:span text:style-name="T162">test</text:span></text:span><text:span text:style-name="Основной_20_шрифт_20_абзаца"><text:span text:style-name="T153"> --verbosity </text:span></text:span><text:span text:style-name="Основной_20_шрифт_20_абзаца"><text:span text:style-name="T163">2</text:span></text:span></text:p>
      <text:p text:style-name="P80"/>
      <text:p text:style-name="P80"/>
      <text:p text:style-name="Обычный"><text:span text:style-name="Основной_20_шрифт_20_абзаца"><text:span text:style-name="T15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55">TestCase</text:span></text:span><text:span text:style-name="Основной_20_шрифт_20_абзаца"><text:span text:style-name="T151">, или методу:</text:span></text:span></text:p>
      <text:p text:style-name="P110"><text:span text:style-name="Основной_20_шрифт_20_абзаца"><text:span text:style-name="T153">python3 manage.py </text:span></text:span><text:span text:style-name="Основной_20_шрифт_20_абзаца"><text:span text:style-name="T162">test</text:span></text:span><text:span text:style-name="Основной_20_шрифт_20_абзаца"><text:span text:style-name="T153"> catalog.tests <text:s text:c="2"/></text:span></text:span><text:span text:style-name="Основной_20_шрифт_20_абзаца"><text:span text:style-name="T164"># Run the specified module</text:span></text:span></text:p>
      <text:p text:style-name="P110"><text:span text:style-name="Основной_20_шрифт_20_абзаца"><text:span text:style-name="T153">python3 manage.py </text:span></text:span><text:span text:style-name="Основной_20_шрифт_20_абзаца"><text:span text:style-name="T162">test</text:span></text:span><text:span text:style-name="Основной_20_шрифт_20_абзаца"><text:span text:style-name="T153"> catalog.tests.test_models <text:s/></text:span></text:span><text:span text:style-name="Основной_20_шрифт_20_абзаца"><text:span text:style-name="T164"># Run the specified module</text:span></text:span></text:p>
      <text:p text:style-name="P110"><text:span text:style-name="Основной_20_шрифт_20_абзаца"><text:span text:style-name="T153">python3 manage.py </text:span></text:span><text:span text:style-name="Основной_20_шрифт_20_абзаца"><text:span text:style-name="T162">test</text:span></text:span><text:span text:style-name="Основной_20_шрифт_20_абзаца"><text:span text:style-name="T153"> catalog.tests.test_models.YourTestClass </text:span></text:span><text:span text:style-name="Основной_20_шрифт_20_абзаца"><text:span text:style-name="T164"># Run the specified class</text:span></text:span></text:p>
      <text:p text:style-name="P110"><text:span text:style-name="Основной_20_шрифт_20_абзаца"><text:span text:style-name="T153">python3 manage.py </text:span></text:span><text:span text:style-name="Основной_20_шрифт_20_абзаца"><text:span text:style-name="T162">test</text:span></text:span><text:span text:style-name="Основной_20_шрифт_20_абзаца"><text:span text:style-name="T153"> catalog.tests.test_models.YourTestClass.test_one_plus_one_equals_two <text:s/></text:span></text:span><text:span text:style-name="Основной_20_шрифт_20_абзаца"><text:span text:style-name="T164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40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18" text:outline-level="3"><text:soft-page-break/>Загрузка фикстур</text:h>
      <text:h text:style-name="P118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27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27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27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27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69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69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69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69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69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1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1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69">def </text:span></text:span><text:span text:style-name="Основной_20_шрифт_20_абзаца"><text:span text:style-name="T31">setUp(</text:span></text:span><text:span text:style-name="Основной_20_шрифт_20_абзаца"><text:span text:style-name="T118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97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69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18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97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06">Что произойдет:</text:p>
      <text:list xml:id="list2347253766" text:style-name="L5">
        <text:list-item>
          <text:p text:style-name="P133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27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27">migrate</text:span></text:span></text:a><text:span text:style-name="Основной_20_шрифт_20_абзаца"><text:span text:style-name="T49">.</text:span></text:span></text:p>
        </text:list-item>
        <text:list-item>
          <text:p text:style-name="P133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27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27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27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41">По умолчанию фикстуры загружаются в базу данных </text:span></text:span><text:span text:style-name="Основной_20_шрифт_20_абзаца"><text:span text:style-name="T127">default</text:span></text:span><text:span text:style-name="Основной_20_шрифт_20_абзаца"><text:span text:style-name="T141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27">multi_db=True</text:span></text:span></text:a><text:span text:style-name="Основной_20_шрифт_20_абзаца"><text:span text:style-name="T141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65">В django есть возможность сделать так, чтобы данные автоматически вставлялись в базу данных при</text:span></text:span><text:span text:style-name="apple-converted-space"><text:span text:style-name="T165"> </text:span></text:span><text:span text:style-name="Основной_20_шрифт_20_абзаца"><text:span text:style-name="T166">syncdb</text:span></text:span><text:span text:style-name="apple-converted-space"><text:span text:style-name="T165"> </text:span></text:span><text:span text:style-name="Основной_20_шрифт_20_абзаца"><text:span text:style-name="T165">проекта.</text:span></text:span><text:span text:style-name="Основной_20_шрифт_20_абзаца"><text:span text:style-name="T167"><text:line-break/></text:span></text:span><text:span text:style-name="Основной_20_шрифт_20_абзаца"><text:span text:style-name="T165">Для этого существуют</text:span></text:span><text:span text:style-name="apple-converted-space"><text:span text:style-name="T165"> </text:span></text:span><text:span text:style-name="Основной_20_шрифт_20_абзаца"><text:span text:style-name="T168">fixtures</text:span></text:span><text:span text:style-name="apple-converted-space"><text:span text:style-name="T165"> </text:span></text:span><text:span text:style-name="Основной_20_шрифт_20_абзаца"><text:span text:style-name="T165">- представления данных ваших приложений в форматах .json/.xml/.yaml</text:span></text:span><text:span text:style-name="Основной_20_шрифт_20_абзаца"><text:span text:style-name="T167"><text:line-break/><text:line-break/></text:span></text:span></text:p>
      <text:h text:style-name="P122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35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67"><text:line-break/></text:span></text:span><text:span text:style-name="Основной_20_шрифт_20_абзаца"><text:span text:style-name="T165">По умолчанию фикстуры нужно хранить в папке</text:span></text:span><text:span text:style-name="apple-converted-space"><text:span text:style-name="T165"> </text:span></text:span><text:span text:style-name="Основной_20_шрифт_20_абзаца"><text:span text:style-name="T166">fixtures</text:span></text:span><text:span text:style-name="Основной_20_шрифт_20_абзаца"><text:span text:style-name="T165">, которую нужно создать внутри каждого приложения.</text:span></text:span><text:span text:style-name="Основной_20_шрифт_20_абзаца"><text:span text:style-name="T167"><text:line-break/></text:span></text:span><text:span text:style-name="Основной_20_шрифт_20_абзаца"><text:span text:style-name="T165">Если фикстуры сохраняются в файл с названием</text:span></text:span><text:span text:style-name="apple-converted-space"><text:span text:style-name="T165"> </text:span></text:span><text:span text:style-name="Основной_20_шрифт_20_абзаца"><text:span text:style-name="T166">initial_data</text:span></text:span><text:span text:style-name="Основной_20_шрифт_20_абзаца"><text:span text:style-name="T165">, то при каждом</text:span></text:span><text:span text:style-name="apple-converted-space"><text:span text:style-name="T165"> </text:span></text:span><text:span text:style-name="Основной_20_шрифт_20_абзаца"><text:span text:style-name="T166">syncdb</text:span></text:span><text:span text:style-name="apple-converted-space"><text:span text:style-name="T165"> </text:span></text:span><text:span text:style-name="Основной_20_шрифт_20_абзаца"><text:span text:style-name="T165">фикстуры будут загружаться в базу данных вашего проекта.</text:span></text:span><text:span text:style-name="Основной_20_шрифт_20_абзаца"><text:span text:style-name="T167"><text:line-break/><text:line-break/></text:span></text:span></text:p>
      <text:h text:style-name="P122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35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67"><text:line-break/></text:span></text:span><text:span text:style-name="Основной_20_шрифт_20_абзаца"><text:span text:style-name="T165">Здесь мы вручную загружаем в базу данных приложения</text:span></text:span><text:span text:style-name="apple-converted-space"><text:span text:style-name="T165"> </text:span></text:span><text:span text:style-name="Основной_20_шрифт_20_абзаца"><text:span text:style-name="T166">myapp</text:span></text:span><text:span text:style-name="apple-converted-space"><text:span text:style-name="T165"> </text:span></text:span><text:span text:style-name="Основной_20_шрифт_20_абзаца"><text:span text:style-name="T165">данные, сохраненные в файле</text:span></text:span><text:span text:style-name="apple-converted-space"><text:span text:style-name="T165"> </text:span></text:span><text:span text:style-name="Основной_20_шрифт_20_абзаца"><text:span text:style-name="T166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3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3">with </text:span></text:span><text:span text:style-name="Основной_20_шрифт_20_абзаца"><text:span text:style-name="T65">open</text:span></text:span><text:span text:style-name="Основной_20_шрифт_20_абзаца"><text:span text:style-name="T23">(</text:span></text:span><text:span text:style-name="Основной_20_шрифт_20_абзаца"><text:span text:style-name="T76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6">'r'</text:span></text:span><text:span text:style-name="Основной_20_шрифт_20_абзаца"><text:span text:style-name="T23">, </text:span></text:span><text:span text:style-name="Основной_20_шрифт_20_абзаца"><text:span text:style-name="T87">encoding</text:span></text:span><text:span text:style-name="Основной_20_шрифт_20_абзаца"><text:span text:style-name="T23">=</text:span></text:span><text:span text:style-name="Основной_20_шрифт_20_абзаца"><text:span text:style-name="T76">'utf-8'</text:span></text:span><text:span text:style-name="Основной_20_шрифт_20_абзаца"><text:span text:style-name="T23">) </text:span></text:span><text:span text:style-name="Основной_20_шрифт_20_абзаца"><text:span text:style-name="T63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5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87">indent</text:span></text:span><text:span text:style-name="Основной_20_шрифт_20_абзаца"><text:span text:style-name="T23">=</text:span></text:span><text:span text:style-name="Основной_20_шрифт_20_абзаца"><text:span text:style-name="T102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35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98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0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2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2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2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07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0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model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60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0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2">"name"</text:span></text:span><text:span text:style-name="Основной_20_шрифт_20_абзаца"><text:span text:style-name="T33">, </text:span></text:span><text:span text:style-name="Основной_20_шрифт_20_абзаца"><text:span text:style-name="T82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 </text:span></text:span><text:span text:style-name="Основной_20_шрифт_20_абзаца"><text:span text:style-name="T70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model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0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98">"""Email subscription form."""<text:line-break/> <text:s text:c="3"/></text:span></text:span><text:span text:style-name="Основной_20_шрифт_20_абзаца"><text:span text:style-name="T70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2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0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0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98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33">=</text:span></text:span><text:span text:style-name="Основной_20_шрифт_20_абзаца"><text:span text:style-name="T107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89">max_length</text:span></text:span><text:span text:style-name="Основной_20_шрифт_20_абзаца"><text:span text:style-name="T33">=</text:span></text:span><text:span text:style-name="Основной_20_шрифт_20_абзаца"><text:span text:style-name="T107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0">def </text:span></text:span><text:span text:style-name="Основной_20_шрифт_20_абзаца"><text:span text:style-name="T115">__str__</text:span></text:span><text:span text:style-name="Основной_20_шрифт_20_абзаца"><text:span text:style-name="T33">(</text:span></text:span><text:span text:style-name="Основной_20_шрифт_20_абзаца"><text:span text:style-name="T119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0">return </text:span></text:span><text:span text:style-name="Основной_20_шрифт_20_абзаца"><text:span text:style-name="T119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0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0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0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2">'</text:span></text:span><text:span text:style-name="Основной_20_шрифт_20_абзаца"><text:span text:style-name="T83">Вы</text:span></text:span><text:span text:style-name="Основной_20_шрифт_20_абзаца"><text:span text:style-name="T82"> </text:span></text:span><text:span text:style-name="Основной_20_шрифт_20_абзаца"><text:span text:style-name="T83">подписались</text:span></text:span><text:span text:style-name="Основной_20_шрифт_20_абзаца"><text:span text:style-name="T82"> </text:span></text:span><text:span text:style-name="Основной_20_шрифт_20_абзаца"><text:span text:style-name="T83">на</text:span></text:span><text:span text:style-name="Основной_20_шрифт_20_абзаца"><text:span text:style-name="T82"> </text:span></text:span><text:span text:style-name="Основной_20_шрифт_20_абзаца"><text:span text:style-name="T83">рассылку</text:span></text:span><text:span text:style-name="Основной_20_шрифт_20_абзаца"><text:span text:style-name="T82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2">'</text:span></text:span><text:span text:style-name="Основной_20_шрифт_20_абзаца"><text:span text:style-name="T83">Мы</text:span></text:span><text:span text:style-name="Основной_20_шрифт_20_абзаца"><text:span text:style-name="T82"> </text:span></text:span><text:span text:style-name="Основной_20_шрифт_20_абзаца"><text:span text:style-name="T83">будем</text:span></text:span><text:span text:style-name="Основной_20_шрифт_20_абзаца"><text:span text:style-name="T82"> </text:span></text:span><text:span text:style-name="Основной_20_шрифт_20_абзаца"><text:span text:style-name="T83">присылать</text:span></text:span><text:span text:style-name="Основной_20_шрифт_20_абзаца"><text:span text:style-name="T82"> </text:span></text:span><text:span text:style-name="Основной_20_шрифт_20_абзаца"><text:span text:style-name="T83">Вам</text:span></text:span><text:span text:style-name="Основной_20_шрифт_20_абзаца"><text:span text:style-name="T82"> </text:span></text:span><text:span text:style-name="Основной_20_шрифт_20_абзаца"><text:span text:style-name="T83">много</text:span></text:span><text:span text:style-name="Основной_20_шрифт_20_абзаца"><text:span text:style-name="T82"> </text:span></text:span><text:span text:style-name="Основной_20_шрифт_20_абзаца"><text:span text:style-name="T83">спама</text:span></text:span><text:span text:style-name="Основной_20_шрифт_20_абзаца"><text:span text:style-name="T82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89">fail_silently</text:span></text:span><text:span text:style-name="Основной_20_шрифт_20_абзаца"><text:span text:style-name="T33">=</text:span></text:span><text:span text:style-name="Основной_20_шрифт_20_абзаца"><text:span text:style-name="T70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0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view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2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89">name</text:span></text:span><text:span text:style-name="Основной_20_шрифт_20_абзаца"><text:span text:style-name="T33">=</text:span></text:span><text:span text:style-name="Основной_20_шрифт_20_абзаца"><text:span text:style-name="T82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35">views.py:</text:span></text:span><text:span text:style-name="Основной_20_шрифт_20_абзаца"><text:span text:style-name="T96">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0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form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model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service </text:span></text:span><text:span text:style-name="Основной_20_шрифт_20_абзаца"><text:span text:style-name="T70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98"><text:line-break/></text:span></text:span><text:span text:style-name="Основной_20_шрифт_20_абзаца"><text:span text:style-name="T70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98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2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2">'main/contact.html'<text:line-break/><text:line-break/> <text:s text:c="3"/></text:span></text:span><text:span text:style-name="Основной_20_шрифт_20_абзаца"><text:span text:style-name="T70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19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98"><text:line-break/> <text:s text:c="7"/></text:span></text:span><text:span text:style-name="Основной_20_шрифт_20_абзаца"><text:span text:style-name="T70">return </text:span></text:span><text:span text:style-name="Основной_20_шрифт_20_абзаца"><text:span text:style-name="T72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08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1">html </text:span></text:span><text:span text:style-name="Основной_20_шрифт_20_абзаца"><text:span text:style-name="T108">lang</text:span></text:span><text:span text:style-name="Основной_20_шрифт_20_абзаца"><text:span text:style-name="T113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1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1">meta </text:span></text:span><text:span text:style-name="Основной_20_шрифт_20_абзаца"><text:span text:style-name="T108">charset</text:span></text:span><text:span text:style-name="Основной_20_шрифт_20_абзаца"><text:span text:style-name="T113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1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1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1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1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1">form </text:span></text:span><text:span text:style-name="Основной_20_шрифт_20_абзаца"><text:span text:style-name="T108">action</text:span></text:span><text:span text:style-name="Основной_20_шрифт_20_абзаца"><text:span text:style-name="T113">="{% url 'contact' %}" </text:span></text:span><text:span text:style-name="Основной_20_шрифт_20_абзаца"><text:span text:style-name="T108">method</text:span></text:span><text:span text:style-name="Основной_20_шрифт_20_абзаца"><text:span text:style-name="T113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1">button </text:span></text:span><text:span text:style-name="Основной_20_шрифт_20_абзаца"><text:span text:style-name="T108">type</text:span></text:span><text:span text:style-name="Основной_20_шрифт_20_абзаца"><text:span text:style-name="T113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1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1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1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1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35">/send_email/send_email/urls.py:</text:span></text:span>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0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0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2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2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2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136">Контроллеры-классы</text:p>
      <text:p text:style-name="P137"/>
      <text:p text:style-name="P137"/>
      <text:p text:style-name="P138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36"/>
      <text:p text:style-name="P124"><text:span text:style-name="T203"># views.py</text:span></text:p>
      <text:p text:style-name="P125"><text:span text:style-name="T169">from </text:span><text:span text:style-name="T172">django.views.generic.detail </text:span><text:span text:style-name="T169">import </text:span><text:span text:style-name="T172">DetailView</text:span></text:p>
      <text:p text:style-name="P127"><text:line-break/><text:span text:style-name="T169">class </text:span><text:span text:style-name="T60">BbDetailView_</text:span><text:span text:style-name="T172">(DetailView):</text:span><text:line-break/><text:span text:style-name="T172"> <text:s text:c="3"/></text:span><text:span text:style-name="T200"># Задает модель (обязателен к заполнению)</text:span><text:line-break/><text:span text:style-name="T177"> <text:s text:c="3"/></text:span><text:span text:style-name="T172">model = Bb</text:span><text:line-break/><text:span text:style-name="T172"> <text:s text:c="3"/></text:span><text:span text:style-name="T200"># Если не указан путь к шаблону - значит, класс будет искать шаблон</text:span><text:span text:style-name="T211"><text:line-break/></text:span><text:span text:style-name="T200"> <text:s text:c="3"/># со сформированныйм по умолчанию путем.</text:span><text:span text:style-name="T211"><text:line-break/></text:span><text:span text:style-name="T200"> <text:s text:c="3"/># В данном примере будет путь 'bb_detail.html'</text:span><text:line-break/><text:span text:style-name="T177"> <text:s text:c="3"/></text:span><text:span text:style-name="T172">template_name = </text:span><text:span text:style-name="T169">None</text:span><text:line-break/><text:span text:style-name="T169"> <text:s text:c="3"/></text:span><text:span text:style-name="T200"># Задает имя поля модели, в котором хранится слаг (по умолчанию: 'slug')</text:span><text:line-break/><text:span text:style-name="T177"> <text:s text:c="3"/></text:span><text:span text:style-name="T172">slug_field = </text:span><text:span text:style-name="T84">'slug'</text:span><text:line-break/><text:span text:style-name="T84"> <text:s text:c="3"/></text:span><text:span text:style-name="T200"># Задает имя URL-параметра, через который контроллер-класс получит</text:span><text:span text:style-name="T211"><text:line-break/></text:span><text:span text:style-name="T200"> <text:s text:c="3"/># слаг (по умолчанию: 'slug')</text:span><text:line-break/><text:span text:style-name="T177"> <text:s text:c="3"/></text:span><text:span text:style-name="T172">slug_url_kwarg = </text:span><text:span text:style-name="T84">'slug'</text:span><text:line-break/><text:span text:style-name="T84"> <text:s text:c="3"/></text:span><text:span text:style-name="T200"># Задает июя URL-параметра, через который контроллер-класс получит</text:span><text:span text:style-name="T211"><text:line-break/></text:span><text:span text:style-name="T200"> <text:s text:c="3"/># ключ записи (по умолчанию: 'p</text:span><text:span text:style-name="T202">k</text:span><text:span text:style-name="T200">')</text:span><text:line-break/><text:span text:style-name="T177"> <text:s text:c="3"/></text:span><text:span text:style-name="T172">pk_url_kwarg = </text:span><text:span text:style-name="T84">'pk'</text:span><text:line-break/><text:span text:style-name="T84"> <text:s text:c="3"/></text:span><text:span text:style-name="T200"># Задает имя переменной контекста шаблона, в которой будет сохранена</text:span><text:span text:style-name="T211"><text:line-break/></text:span><text:span text:style-name="T200"> <text:s text:c="3"/># найденная запись</text:span><text:span text:style-name="T201">.</text:span></text:p>
      <text:p text:style-name="P128"><text:span text:style-name="T195"><text:s text:c="4"/></text:span><text:bookmark-start text:name="__DdeLink__14501_3613248511"/><text:bookmark-end text:name="__DdeLink__14501_3613248511"/><text:span text:style-name="T198"># </text:span><text:span text:style-name="T199">По умолчанию в контексте шаблона будет создана переменная с названием</text:span><text:span text:style-name="T209"><text:line-break/> <text:s text:c="3"/></text:span><text:span text:style-name="T199"># класса модели, в данном случае будет созданна переменная bb,</text:span><text:span text:style-name="T209"><text:line-break/> <text:s text:c="3"/></text:span><text:span text:style-name="T199"># хранящая найденную запись, а также переменную object, чтобы успешно </text:span><text:span text:style-name="T209"><text:line-break/> <text:s text:c="3"/></text:span><text:span text:style-name="T199"># работали наследуемые им примеси.</text:span><text:span text:style-name="T210"><text:line-break/></text:span><text:span text:style-name="T197"> <text:s text:c="3"/></text:span><text:span text:style-name="T174">context_object_name = </text:span><text:span text:style-name="T171">None</text:span><text:span text:style-name="T210"><text:line-break/><text:line-break/></text:span><text:span text:style-name="T171"> <text:s text:c="3"/></text:span><text:span text:style-name="T196"># Переопределеный метод, если требуется что-то добавить в контекст шаблона.</text:span><text:span text:style-name="T210"><text:line-break/></text:span><text:span text:style-name="T197"> <text:s text:c="3"/></text:span><text:span text:style-name="T171">def </text:span><text:span text:style-name="T62">get_context_data</text:span><text:span text:style-name="T174">(</text:span><text:span text:style-name="T122">self</text:span><text:span text:style-name="T174">, **kwargs):</text:span><text:span text:style-name="T210"><text:line-break/></text:span><text:span text:style-name="T174"> <text:s text:c="7"/>context = </text:span><text:span text:style-name="T75">super</text:span><text:span text:style-name="T174">().get_context_data(**kwargs)</text:span><text:span text:style-name="T210"><text:line-break/></text:span><text:soft-page-break/><text:span text:style-name="T174"> <text:s text:c="7"/>context[</text:span><text:span text:style-name="T86">'rubrics'</text:span><text:span text:style-name="T174">] = Rubric.objects.all()</text:span><text:span text:style-name="T210"><text:line-break/></text:span><text:span text:style-name="T174"> <text:s text:c="7"/></text:span><text:span text:style-name="T171">return </text:span><text:span text:style-name="T174">context</text:span><text:span text:style-name="T210"><text:line-break/><text:line-break/></text:span></text:p>
      <text:p text:style-name="P126"><text:span text:style-name="T196"># urls.py</text:span><text:span text:style-name="T210"><text:line-break/></text:span><text:span text:style-name="T171">from </text:span><text:span text:style-name="T174">django.urls </text:span><text:span text:style-name="T171">import </text:span><text:span text:style-name="T174">path</text:span><text:span text:style-name="T210"><text:line-break/></text:span><text:span text:style-name="T171">from </text:span><text:span text:style-name="T174">.views </text:span><text:span text:style-name="T171">import </text:span><text:span text:style-name="T174">BbDetailView</text:span><text:span text:style-name="T210"><text:line-break/><text:line-break/></text:span><text:span text:style-name="T174">urlpatterns = [</text:span><text:span text:style-name="T210"><text:line-break/></text:span><text:span text:style-name="T174"> <text:s text:c="3"/>path(</text:span><text:span text:style-name="T86">'detail/&lt;int:pk&gt;/'</text:span><text:span text:style-name="T174">, BbDetailView.as_view(), </text:span><text:span text:style-name="T92">name</text:span><text:span text:style-name="T174">=</text:span><text:span text:style-name="T86">'detail_url'</text:span><text:span text:style-name="T174">),</text:span><text:span text:style-name="T210"><text:line-break/></text:span><text:span text:style-name="T174">]</text:span><text:span text:style-name="T210"><text:line-break/><text:line-break/></text:span><text:span text:style-name="T196"># bb_detail.html</text:span><text:span text:style-name="T210"><text:line-break/></text:span><text:span text:style-name="T174">&lt;p&gt;Рубрика: </text:span><text:span text:style-name="T62">{{ bb.rubric.name }}&lt;</text:span><text:span text:style-name="T174">/p&gt;</text:span><text:span text:style-name="T210"><text:line-break/></text:span><text:span text:style-name="T174">&lt;h2&gt;{{ bb.title }}&lt;/h2&gt;</text:span><text:span text:style-name="T210"><text:line-break/></text:span><text:span text:style-name="T174">&lt;p&gt;{{ bb.content }}&lt;/p&gt;</text:span><text:span text:style-name="T210"><text:line-break/></text:span><text:span text:style-name="T174">&lt;p&gt;Цена: </text:span><text:span text:style-name="T62">{{ bb.price }}&lt;</text:span><text:span text:style-name="T174">/p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1-23T22:26:53.851465424</dc:date>
    <meta:editing-cycles>100</meta:editing-cycles>
    <meta:editing-duration>PT7H48M15S</meta:editing-duration>
    <meta:document-statistic meta:table-count="3" meta:image-count="7" meta:object-count="0" meta:page-count="27" meta:paragraph-count="372" meta:word-count="3621" meta:character-count="32744" meta:non-whitespace-character-count="28086"/>
    <meta:template xlink:type="simple" xlink:actuate="onRequest" xlink:title="" xlink:href="Normal.dotm"/>
  </office:meta>
</office:document-meta>
</file>